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Normal" style:family="paragraph">
      <style:text-properties fo:color="#E36C0A"/>
    </style:style>
    <style:style style:name="P3" style:parent-style-name="Normal" style:family="paragraph">
      <style:text-properties fo:color="#E36C0A"/>
    </style:style>
  </office:automatic-styles>
  <office:body>
    <office:text text:use-soft-page-breaks="true">
      <text:p text:style-name="P1">Administration Linux<text:s/>(1)</text:p>
      <text:p text:style-name="Normal"/>
      <text:h text:style-name="Titre1" text:outline-level="1">Prise en main de la machine</text:h>
      <text:h text:style-name="Titre2" text:outline-level="2">Matériel</text:h>
      <text:p text:style-name="Normal">Quantité de RAM de la machine ?</text:p>
      <text:p text:style-name="Normal">Nombre de processeurs ?</text:p>
      <text:p text:style-name="Normal">Nombre de cartes réseau ?</text:p>
      <text:p text:style-name="Normal">Taill et type du disque dur physique ?</text:p>
      <text:h text:style-name="Titre2" text:outline-level="2">Démarrage machine</text:h>
      <text:p text:style-name="P2">Topo sur la procédure de démarrage machine</text:p>
      <text:h text:style-name="Titre2" text:outline-level="2">Environnement</text:h>
      <text:p text:style-name="Normal">Ouvrir une fenêtre shell</text:p>
      <text:p text:style-name="P3">Topo sur l’organisation de l’OS et du shell</text:p>
      <text:p text:style-name="Normal">Répertoire par défaut ?</text:p>
      <text:p text:style-name="Normal">Nom d’utilisateur ?</text:p>
      <text:p text:style-name="Normal">Type de shell ?</text:p>
      <text:p text:style-name="Normal">Nom de la machine ?</text:p>
      <text:p text:style-name="Normal"/>
      <text:h text:style-name="Titre2" text:outline-level="2">Système de fichiers<text:s/>/ les <text:s/>bases</text:h>
      <text:p text:style-name="Normal">Liste des répertoires se trouvant sous la racine ?</text:p>
      <text:p text:style-name="Normal">Quel est le rôle de chaque répertoire ?</text:p>
      <text:p text:style-name="Normal">Où se trouve le répertoire utilisateur de l’utilisateur en cours ?</text:p>
      <text:p text:style-name="Normal">Quelle est la taille du répertoire /bin</text:p>
      <text:p text:style-name="Normal">Combien y-a-t-il de partitions sur le système et quelles sont-elles ?</text:p>
      <text:p text:style-name="Normal">Combien y-a-il d’espace libre sur le disque ?</text:p>
      <text:p text:style-name="Normal">Où se trouve le fichier xml-core.xml</text:p>
      <text:p text:style-name="Normal">Trouver tous les fichiers de log contenant la chaîne de caractères « mint »</text:p>
      <text:p text:style-name="Normal"/>
      <text:p text:style-name="Normal"/>
      <text:p text:style-name="Normal"/>
      <text:h text:style-name="Titre2" text:outline-level="2">Réseau</text:h>
      <text:p text:style-name="Normal">Quelle est l’adresse IP de la machine ?</text:p>
      <text:p text:style-name="Normal">Quelle est la passerelle par défaut ?</text:p>
      <text:p text:style-name="Normal">Quel est l’adresse du serveur DNS ?</text:p>
      <text:p text:style-name="Normal">Quelle est l’adresse MAC de la machine ?</text:p>
      <text:p text:style-name="Normal">Où se trouve le fichier de configuration de la carte réseau ?</text:p>
      <text:p text:style-name="Normal">Quel est le driver de la carte réseau ?</text:p>
      <text:p text:style-name="Normal">Quelle est le rôle de l’interface loopback ?</text:p>
      <text:p text:style-name="Normal">Que contient le cache DNS ?</text:p>
      <text:p text:style-name="Normal">Que contient le cache ARP ?</text:p>
      <text:p text:style-name="Normal">Quelle est la durée de vie restante du bail DHCP de la machine ?</text:p>
      <text:p text:style-name="Normal">Quelle est la durée d’un ping vers le DNS primaire google 8.8.8.8 ?</text:p>
      <text:p text:style-name="Normal">Quel est le chemin emprunté par le ping vers le primaire google ?</text:p>
      <text:p text:style-name="Normal"/>
      <text:h text:style-name="Titre2" text:outline-level="2">Système</text:h>
      <text:p text:style-name="Normal">Quelle est la version du noyau ?</text:p>
      <text:p text:style-name="Normal">Est-ce un 64 bits ou un 32 bits ? AMD, X86, IA64 ?</text:p>
      <text:p text:style-name="Normal">Afficher les informations sur l’identification du matériel</text:p>
      <text:p text:style-name="Normal">Quelle est la version de Mint ?</text:p>
      <text:p text:style-name="Normal">Liste des ports ouverts sur le système ?</text:p>
      <text:p text:style-name="Normal">Liste des processus s’exécutant ?</text:p>
      <text:p text:style-name="Normal">Identifier les principaux processus</text:p>
      <text:p text:style-name="Normal">Liste des services chargés au démarrage ?</text:p>
      <text:p text:style-name="Normal">Source des paquets Mint ?</text:p>
      <text:soft-page-break/>
      <text:h text:style-name="Titre2" text:outline-level="2">Shell</text:h>
      <text:p text:style-name="Normal">Afficher l’historique des commandes</text:p>
      <text:p text:style-name="Normal">Editer le fichier de configuration du hostname avec vi et modifier le nom d’hôte pour mint64</text:p>
      <text:p text:style-name="Normal">Afficher la man page de la commande ls</text:p>
      <text:p text:style-name="Normal">Trouver toutes les man pages correspondant au mot clé « dhcp »</text:p>
      <text:p text:style-name="Normal">Télécharger le fichier<text:s/><text:a xlink:href="http://www.tldp.org/LDP/sag/sag.pdf" office:target-frame-name="_top" xlink:show="replace"><text:span text:style-name="Lienhypertexte">http://www.tldp.org/LDP/sag/sag.pdf</text:span></text:a><text:s/>dans le répertoire de mint</text:p>
      <text:h text:style-name="Titre2" text:outline-level="2">Sauvegarde / restauration (VM)</text:h>
      <text:p text:style-name="Normal">Arrêter la machine</text:p>
      <text:p text:style-name="Normal">Faire un snapshot</text:p>
      <text:p text:style-name="Normal">Redémarrer</text:p>
      <text:p text:style-name="Normal">« Casser » le système en supprimant le répertoire bin par exemple</text:p>
      <text:p text:style-name="Normal">Restauration ?</text:p>
      <text:h text:style-name="Titre1" text:outline-level="1">Premières modifications</text:h>
      <text:h text:style-name="Titre2" text:outline-level="2">Configuration d’accès</text:h>
      <text:p text:style-name="Normal">Se logger sur la machine en mode console</text:p>
      <text:p text:style-name="Normal">Changer la langue pour l’allemand</text:p>
      <text:p text:style-name="Normal">Changer la disposition du clavier pour qwerty</text:p>
      <text:p text:style-name="Normal">Rebooter et vérifier que les modifications ont bien été prises en compte</text:p>
      <text:p text:style-name="Normal">Revenir à la configuration d’origine</text:p>
      <text:h text:style-name="Titre2" text:outline-level="2">SSH</text:h>
      <text:p text:style-name="Normal">Installer open ssh server</text:p>
      <text:p text:style-name="Normal">Se connecter à la machine avec putty depuis votre poste de travail</text:p>
      <text:p text:style-name="Normal">Ouvrir une fenêtre graphique avec xming</text:p>
      <text:h text:style-name="Titre2" text:outline-level="2">Modifications système</text:h>
      <text:p text:style-name="Normal">Afficher le temps système</text:p>
      <text:p text:style-name="Normal">Mettre en place une synchronisation sur time.windows.com</text:p>
      <text:p text:style-name="Normal">Changer l’IP pour une IP Fixe</text:p>
      <text:p text:style-name="Normal">Mettre le DNS google (8.8.8.8)</text:p>
      <text:soft-page-break/>
      <text:p text:style-name="Normal">Modifier la passerelle par défaut</text:p>
      <text:p text:style-name="Normal">Revenir à la configuration initia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dautrey</meta:initial-creator>
    <dc:creator>mdautrey</dc:creator>
    <meta:creation-date>2016-07-12T06:58:00Z</meta:creation-date>
    <dc:date>2016-07-12T06:58:00Z</dc:date>
    <meta:template xlink:href="Normal.dotm" xlink:type="simple"/>
    <meta:editing-cycles>2</meta:editing-cycles>
    <meta:editing-duration>PT0S</meta:editing-duration>
    <meta:document-statistic meta:page-count="4" meta:paragraph-count="5" meta:word-count="459" meta:character-count="2979" meta:row-count="21" meta:non-whitespace-character-count="2525"/>
  </office:meta>
</office:document-meta>
</file>